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Bodoni-BoldCondensed" svg:font-family="Bodoni-BoldCondensed"/>
    <style:font-face style:name="Helvetica-Oblique" svg:font-family="Helvetica-Oblique" style:font-family-generic="swiss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text-properties style:font-name="Verdana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 style:text-autospace="none"/>
      <style:text-properties fo:color="#292526" style:font-name="Verdana" fo:font-size="11pt" fo:font-weight="bold" style:font-size-asian="11pt" style:font-weight-asian="bold" style:font-name-complex="Bodoni-BoldCondensed" style:font-size-complex="11pt" style:font-weight-complex="bold"/>
    </style:style>
    <style:style style:name="P4" style:family="paragraph" style:parent-style-name="Standard">
      <style:paragraph-properties style:text-autospace="none"/>
      <style:text-properties fo:color="#292526" style:font-name="Verdana" fo:font-size="11pt" style:font-size-asian="11pt" style:font-name-complex="Helvetica" style:font-size-complex="11pt"/>
    </style:style>
    <style:style style:name="P5" style:family="paragraph" style:parent-style-name="Standard">
      <style:paragraph-properties style:text-autospace="none"/>
      <style:text-properties fo:color="#292526" style:font-name="Verdana" fo:font-size="11pt" fo:font-style="italic" style:font-size-asian="11pt" style:font-style-asian="italic" style:font-name-complex="Helvetica-Oblique" style:font-size-complex="11pt" style:font-style-complex="italic"/>
    </style:style>
    <style:style style:name="P6" style:family="paragraph" style:parent-style-name="Standard">
      <style:paragraph-properties style:text-autospace="none"/>
      <style:text-properties fo:color="#3366ff" style:font-name="Verdana" fo:font-size="11pt" fo:font-style="italic" style:font-size-asian="11pt" style:font-style-asian="italic" style:font-name-complex="Helvetica-Oblique" style:font-size-complex="11pt" style:font-style-complex="italic"/>
    </style:style>
    <style:style style:name="P7" style:family="paragraph" style:parent-style-name="Standard">
      <style:paragraph-properties style:text-autospace="none"/>
      <style:text-properties fo:color="#3366ff" style:font-name="Verdana" fo:font-size="11pt" style:font-size-asian="11pt" style:font-name-complex="Helvetica" style:font-size-complex="11pt"/>
    </style:style>
    <style:style style:name="P8" style:family="paragraph" style:parent-style-name="Standard" style:master-page-name="Standard">
      <style:paragraph-properties style:page-number="auto" style:text-autospace="none"/>
      <style:text-properties fo:color="#292526" style:font-name="Verdana" fo:font-size="11pt" style:font-size-asian="11pt" style:font-name-complex="Helvetica" style:font-size-complex="11pt"/>
    </style:style>
    <style:style style:name="P9" style:family="paragraph" style:parent-style-name="Standard">
      <style:paragraph-properties style:text-autospace="none"/>
      <style:text-properties fo:color="#292526" style:font-name="Verdana" fo:font-size="11pt" style:font-size-asian="11pt" style:font-name-complex="Helvetica" style:font-size-complex="11pt"/>
    </style:style>
    <style:style style:name="P10" style:family="paragraph" style:parent-style-name="Standard">
      <style:paragraph-properties style:text-autospace="none"/>
      <style:text-properties fo:color="#292526" style:font-name="Verdana" fo:font-size="11pt" officeooo:paragraph-rsid="001621c3" style:font-size-asian="11pt" style:font-name-complex="Helvetica" style:font-size-complex="11pt"/>
    </style:style>
    <style:style style:name="P11" style:family="paragraph" style:parent-style-name="Standard">
      <style:paragraph-properties style:text-autospace="none"/>
    </style:style>
    <style:style style:name="P12" style:family="paragraph" style:parent-style-name="Standard">
      <style:paragraph-properties style:text-autospace="none"/>
      <style:text-properties officeooo:paragraph-rsid="0014c99f"/>
    </style:style>
    <style:style style:name="P13" style:family="paragraph" style:parent-style-name="Standard">
      <style:paragraph-properties style:text-autospace="none"/>
      <style:text-properties officeooo:paragraph-rsid="001621c3"/>
    </style:style>
    <style:style style:name="P14" style:family="paragraph" style:parent-style-name="Standard">
      <style:paragraph-properties style:text-autospace="none"/>
      <style:text-properties fo:color="#3366ff" style:font-name="Verdana" fo:font-size="11pt" fo:font-style="italic" style:font-size-asian="11pt" style:font-style-asian="italic" style:font-name-complex="Helvetica-Oblique" style:font-size-complex="11pt" style:font-style-complex="italic"/>
    </style:style>
    <style:style style:name="P15" style:family="paragraph" style:parent-style-name="Standard">
      <style:paragraph-properties style:text-autospace="none"/>
      <style:text-properties fo:color="#3366ff" style:font-name="Verdana" fo:font-size="11pt" fo:font-style="italic" officeooo:rsid="0014c99f" officeooo:paragraph-rsid="0014c99f" style:font-size-asian="11pt" style:font-style-asian="italic" style:font-name-complex="Helvetica-Oblique" style:font-size-complex="11pt" style:font-style-complex="italic"/>
    </style:style>
    <style:style style:name="P16" style:family="paragraph" style:parent-style-name="Standard">
      <style:paragraph-properties style:text-autospace="none"/>
      <style:text-properties fo:color="#3366ff" style:font-name="Verdana" fo:font-size="11pt" fo:font-style="italic" officeooo:rsid="001621c3" officeooo:paragraph-rsid="001621c3" style:font-size-asian="11pt" style:font-style-asian="italic" style:font-name-complex="Helvetica-Oblique" style:font-size-complex="11pt" style:font-style-complex="italic"/>
    </style:style>
    <style:style style:name="T1" style:family="text">
      <style:text-properties style:font-name="Verdana" fo:font-size="11pt" fo:font-style="italic" style:font-size-asian="11pt" style:font-style-asian="italic" style:font-name-complex="Helvetica" style:font-size-complex="11pt"/>
    </style:style>
    <style:style style:name="T2" style:family="text">
      <style:text-properties fo:color="#292526" style:font-name="Verdana" fo:font-size="11pt" style:font-size-asian="11pt" style:font-name-complex="Helvetica" style:font-size-complex="11pt"/>
    </style:style>
    <style:style style:name="T3" style:family="text">
      <style:text-properties fo:color="#292526" style:font-name="Verdana" fo:font-size="11pt" officeooo:rsid="0014c99f" style:font-size-asian="11pt" style:font-name-complex="Helvetica" style:font-size-complex="11pt"/>
    </style:style>
    <style:style style:name="T4" style:family="text">
      <style:text-properties fo:color="#292526" style:font-name="Verdana" fo:font-size="11pt" officeooo:rsid="001621c3" style:font-size-asian="11pt" style:font-name-complex="Helvetica" style:font-size-complex="11pt"/>
    </style:style>
    <style:style style:name="T5" style:family="text">
      <style:text-properties fo:color="#292526" style:font-name="Verdana" fo:font-size="11pt" fo:font-style="italic" style:font-size-asian="11pt" style:font-style-asian="italic" style:font-name-complex="Helvetica-Oblique" style:font-size-complex="11pt" style:font-style-complex="italic"/>
    </style:style>
    <style:style style:name="T6" style:family="text">
      <style:text-properties fo:color="#292526" style:font-name="Verdana" fo:font-size="11pt" fo:font-style="italic" officeooo:rsid="001621c3" style:font-size-asian="11pt" style:font-style-asian="italic" style:font-name-complex="Helvetica-Oblique" style:font-size-complex="11pt" style:font-style-complex="italic"/>
    </style:style>
    <style:style style:name="T7" style:family="text">
      <style:text-properties fo:color="#292526" style:font-name="Verdana" fo:font-size="11pt" fo:language="fr" fo:country="FR" fo:font-style="italic" officeooo:rsid="001621c3" style:font-name-asian="Times New Roman" style:font-size-asian="11pt" style:font-style-asian="italic" style:font-name-complex="Helvetica-Oblique" style:font-size-complex="11pt" style:language-complex="ar" style:country-complex="SA" style:font-style-complex="italic"/>
    </style:style>
    <style:style style:name="T8" style:family="text">
      <style:text-properties fo:color="#292526" style:font-name="Verdana" fo:font-size="11pt" fo:language="fr" fo:country="FR" officeooo:rsid="001621c3" style:font-name-asian="Times New Roman" style:font-size-asian="11pt" style:font-name-complex="Helvetica" style:font-size-complex="11pt" style:language-complex="ar" style:country-complex="SA"/>
    </style:style>
    <style:style style:name="T9" style:family="text">
      <style:text-properties fo:color="#3366ff" style:font-name="Verdana" fo:font-size="11pt" fo:font-style="italic" style:font-size-asian="11pt" style:font-style-asian="italic" style:font-name-complex="Helvetica-Oblique" style:font-size-complex="11pt" style:font-style-complex="italic"/>
    </style:style>
    <style:style style:name="T10" style:family="text">
      <style:text-properties fo:color="#3366ff" style:font-name="Verdana" fo:font-size="11pt" fo:font-style="italic" officeooo:rsid="0014c99f" style:font-size-asian="11pt" style:font-style-asian="italic" style:font-name-complex="Helvetica-Oblique" style:font-size-complex="11pt" style:font-style-complex="italic"/>
    </style:style>
    <style:style style:name="T11" style:family="text">
      <style:text-properties fo:color="#3366ff" style:font-name="Verdana" fo:font-size="11pt" fo:font-style="italic" style:font-size-asian="11pt" style:font-style-asian="italic" style:font-name-complex="Helvetica" style:font-size-complex="11pt"/>
    </style:style>
    <style:style style:name="T12" style:family="text">
      <style:text-properties fo:color="#3366ff" style:font-name="Verdana" fo:font-size="11pt" fo:font-style="italic" officeooo:rsid="001621c3" style:font-size-asian="11pt" style:font-style-asian="italic" style:font-name-complex="Helvetica" style:font-size-complex="11pt"/>
    </style:style>
    <style:style style:name="T13" style:family="text">
      <style:text-properties fo:color="#3366ff" style:font-name="Verdana" fo:font-size="11pt" style:font-size-asian="11pt" style:font-name-complex="Helvetica" style:font-size-complex="11pt"/>
    </style:style>
    <style:style style:name="T14" style:family="text">
      <style:text-properties fo:color="#3366ff" style:font-name="Verdana" fo:font-size="11pt" officeooo:rsid="0014c99f" style:font-size-asian="11pt" style:font-name-complex="Helvetica" style:font-size-complex="11pt"/>
    </style:style>
    <style:style style:name="T15" style:family="text">
      <style:text-properties fo:color="#3366ff" style:font-name="Verdana" fo:font-size="11pt" fo:language="fr" fo:country="FR" fo:font-style="italic" officeooo:rsid="0014c99f" style:font-name-asian="Times New Roman" style:font-size-asian="11pt" style:font-style-asian="italic" style:font-name-complex="Helvetica" style:font-size-complex="11pt" style:language-complex="ar" style:country-complex="SA"/>
    </style:style>
    <style:style style:name="T16" style:family="text">
      <style:text-properties fo:color="#3366ff" style:font-name="Verdana" fo:font-size="11pt" fo:language="fr" fo:country="FR" fo:font-style="italic" officeooo:rsid="001621c3" style:font-name-asian="Times New Roman" style:font-size-asian="11pt" style:font-style-asian="italic" style:font-name-complex="Helvetica-Oblique" style:font-size-complex="11pt" style:language-complex="ar" style:country-complex="SA" style:font-style-complex="italic"/>
    </style:style>
    <style:style style:name="T17" style:family="text">
      <style:text-properties officeooo:rsid="0014c99f"/>
    </style:style>
    <style:style style:name="T18" style:family="text">
      <style:text-properties officeooo:rsid="001621c3"/>
    </style:style>
    <style:style style:name="T19" style:family="text">
      <style:text-properties fo:language="fr" fo:country="FR" fo:font-style="italic" officeooo:rsid="001621c3" style:font-name-asian="Times New Roman" style:font-style-asian="italic" style:font-name-complex="Helvetica-Oblique" style:language-complex="ar" style:country-complex="SA" style:font-style-complex="italic"/>
    </style:style>
    <style:style style:name="T20" style:family="text">
      <style:text-properties fo:font-style="italic" style:font-style-asian="italic" style:font-name-complex="Helvetica-Oblique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ssociation : <text:span text:style-name="T17">Afpy</text:span></text:p>
      <text:p text:style-name="P4">Adresse : <text:span text:style-name="T17">2 rue Professeur Zimmermann 69007, Lyon</text:span></text:p>
      <text:p text:style-name="P3"/>
      <text:p text:style-name="P3"/>
      <text:p text:style-name="P3">Procès-verbal de l’assemblée générale du <text:span text:style-name="T17">03/10/2019</text:span></text:p>
      <text:p text:style-name="P4"/>
      <text:p text:style-name="P1"><text:span text:style-name="T2">Les membres de l’association </text:span><text:span text:style-name="T10">Afpy</text:span><text:span text:style-name="T5"> </text:span><text:span text:style-name="T2">se sont réunis en assemblée générale </text:span></text:p>
      <text:p text:style-name="P12"><text:span text:style-name="T2">Le </text:span><text:span text:style-name="T10">03/10/2019</text:span><text:span text:style-name="T5"> </text:span><text:span text:style-name="T2">à </text:span><text:span text:style-name="T3">10h</text:span><text:span text:style-name="T9">,</text:span><text:span text:style-name="T5"> dans </text:span><text:span text:style-name="T10">l’Université de Bordeaux</text:span><text:span text:style-name="T13">.</text:span></text:p>
      <text:p text:style-name="P1"><text:span text:style-name="T2">Il a été établi une feuille d’émargement des membres présents et représentés </text:span><text:span text:style-name="T5">(liste des participants en annexe).</text:span></text:p>
      <text:p text:style-name="P4"/>
      <text:p text:style-name="P1"><text:span text:style-name="T2">L’assemblée est présidée par </text:span><text:span text:style-name="T3">Marc Debureau</text:span><text:span text:style-name="T5"> </text:span><text:span text:style-name="T2">en qualité de </text:span><text:span text:style-name="T9">président en exercice de l’association</text:span><text:span text:style-name="T5"> </text:span><text:span text:style-name="T2">et M. </text:span><text:span text:style-name="T14">Lucien Deleu</text:span><text:span text:style-name="T5"> </text:span><text:span text:style-name="T2">en est nommé secrétaire.</text:span></text:p>
      <text:p text:style-name="P4"/>
      <text:p text:style-name="P1"><text:span text:style-name="T2">Conformément à l’article des statuts, plus de </text:span><text:span text:style-name="T15">15 inscrits et 3 pouvoir</text:span><text:span text:style-name="T9"> </text:span><text:span text:style-name="T2">des membres à jour de cotisation étant présents ou représentés, l’assemblée peut valablement délibérer (préciser : à titre ordinaire, extraordinaire).</text:span></text:p>
      <text:p text:style-name="P4"/>
      <text:p text:style-name="P1"><text:span text:style-name="T2">Le président rappelle l’ordre du jour et dépose sur le bureau de l’assemblée tous les documents s’y rapportant </text:span><text:span text:style-name="T11">(le cas échéant, il indique les circonstances justifiant la convocation d’une assemblée générale extraordinaire)</text:span><text:span text:style-name="T1">.</text:span><text:span text:style-name="T2"> Lecture est faite des différents rapports. Puis le débat s’ouvre entre les participants.</text:span></text:p>
      <text:p text:style-name="P5"/>
      <text:p text:style-name="P15">Mouvement interne :</text:p>
      <text:p text:style-name="P15">- Service de paiement Paypal au nom de l’Afpy</text:p>
      <text:p text:style-name="P15">- Maintenance des serveurs</text:p>
      <text:p text:style-name="P15"/>
      <text:p text:style-name="P15">Communauté :</text:p>
      <text:p text:style-name="P15">- <text:span text:style-name="T18">Hausse des inscriptions</text:span></text:p>
      <text:p text:style-name="P15">- <text:span text:style-name="T18">Financements d’événements</text:span></text:p>
      <text:p text:style-name="P15"/>
      <text:p text:style-name="P16">Evenement :</text:p>
      <text:p text:style-name="P16">- Python présent au FOSDEM</text:p>
      <text:p text:style-name="P16">- PyconFr 2019 à Bordeaux</text:p>
      <text:p text:style-name="P6"/>
      <text:p text:style-name="P4"/>
      <text:p text:style-name="P4">Plus personne ne demandant la parole, le président met au vote les différents points à l’ordre du jour :</text:p>
      <text:p text:style-name="P4"/>
      <text:p text:style-name="P4">• Première résolution :</text:p>
      <text:p text:style-name="P4">L’assemblée approuve le rapport moral du bureau et lui donne quitus de sa gestion. </text:p>
      <text:p text:style-name="P1"><text:span text:style-name="T2">Cette résolution est adoptée à la majorité de </text:span><text:span text:style-name="T16">18</text:span><text:span text:style-name="T5"> </text:span><text:span text:style-name="T2">voix.</text:span></text:p>
      <text:p text:style-name="P4"/>
      <text:p text:style-name="P4">• Deuxième résolution :</text:p>
      <text:p text:style-name="P4">L’assemblée approuve le rapport financier du bureau et lui donne quitus de sa gestion. </text:p>
      <text:p text:style-name="P1"><text:span text:style-name="T2">Cette résolution est adoptée à la majorité de </text:span><text:span text:style-name="T16">18</text:span><text:span text:style-name="T5"> </text:span><text:span text:style-name="T2">voix.</text:span></text:p>
      <text:p text:style-name="P1"><text:span text:style-name="T2"/></text:p>
      <text:p text:style-name="P1"><text:span text:style-name="T2"/></text:p>
      <text:p text:style-name="P4"/>
      <text:p text:style-name="P10"><text:soft-page-break/>• Troisième résolution :</text:p>
      <text:p text:style-name="P13"><text:span text:style-name="T2">L’assemblée </text:span><text:span text:style-name="T4">vote l’ajout de 3 nouveaux membres du CD :</text:span></text:p>
      <text:p text:style-name="P13"><text:span text:style-name="T4">- Lucie <text:s/>adoptée à la majorité de </text:span><text:span text:style-name="T7">15</text:span><text:span text:style-name="T6"> </text:span><text:span text:style-name="T4">voix.</text:span></text:p>
      <text:p text:style-name="P13"><text:span text:style-name="T4">- Julien Palard <text:s/>adoptée à la majorité de </text:span><text:span text:style-name="T7">16</text:span><text:span text:style-name="T6"> </text:span><text:span text:style-name="T4">voix.</text:span></text:p>
      <text:p text:style-name="P13"><text:span text:style-name="T4">- Lucien Deleu <text:s/>adoptée à la majorité de </text:span><text:span text:style-name="T7">15</text:span><text:span text:style-name="T6"> </text:span><text:span text:style-name="T4">voix.</text:span></text:p>
      <text:p text:style-name="P10"/>
      <text:p text:style-name="P4"/>
      <text:p text:style-name="P1"><text:span text:style-name="T2">• </text:span><text:span text:style-name="T8">Quatrième</text:span><text:span text:style-name="T2"> résolution :</text:span></text:p>
      <text:p text:style-name="P1"><text:span text:style-name="T2">L’assemblée renouvelle le mandat de M.</text:span><text:span text:style-name="T7">Debureau</text:span><text:span text:style-name="T5"> </text:span><text:span text:style-name="T2">comme administrateur pour une durée de </text:span><text:span text:style-name="T16">1</text:span><text:span text:style-name="T2">ans. </text:span></text:p>
      <text:p text:style-name="P1"><text:span text:style-name="T2">Cette résolution est adoptée à la majorité de </text:span><text:span text:style-name="T7">17</text:span><text:span text:style-name="T5"> </text:span><text:span text:style-name="T2">voix.</text:span></text:p>
      <text:p text:style-name="P6"/>
      <text:p text:style-name="P7"/>
      <text:p text:style-name="P1"><text:span text:style-name="T13">L’ordre du jour étant épuisé, la séance est levée à</text:span><text:span text:style-name="T2"> </text:span><text:span text:style-name="T4">12h</text:span><text:span text:style-name="T2">.</text:span></text:p>
      <text:p text:style-name="P4"/>
      <text:p text:style-name="P1"><text:span text:style-name="T2">De l’assemblée, il a été dressé le présent procès-verbal, à la rédaction duquel ont participé </text:span><text:span text:style-name="T12">Lucien Deleu</text:span><text:span text:style-name="T2">. Il est signé par le président et le secrétaire de séance.</text:span></text:p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Bodoni-BoldCondensed" svg:font-family="Bodoni-BoldCondensed"/>
    <style:font-face style:name="Helvetica-Oblique" svg:font-family="Helvetica-Oblique" style:font-family-generic="swiss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2.2$Linux_X86_64 LibreOffice_project/30$Build-2</meta:generator>
    <dc:title>Procès-verbal d’assemblée générale</dc:title>
    <meta:initial-creator>SR+LS</meta:initial-creator>
    <meta:creation-date>2005-07-17T16:38:00</meta:creation-date>
    <dc:date>2019-11-06T11:44:48.859166883</dc:date>
    <meta:editing-cycles>5</meta:editing-cycles>
    <meta:editing-duration>PT9M38S</meta:editing-duration>
    <meta:document-statistic meta:table-count="0" meta:image-count="0" meta:object-count="0" meta:page-count="2" meta:paragraph-count="35" meta:word-count="373" meta:character-count="2279" meta:non-whitespace-character-count="1934"/>
    <meta:user-defined meta:name="Info 1"/>
    <meta:user-defined meta:name="Info 2"/>
    <meta:user-defined meta:name="Info 3"/>
    <meta:user-defined meta:name="Info 4"/>
  </office:meta>
</office:document-meta>
</file>